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4" table:style-name="ce4" office:value-type="string">
            <text:p>/</text:p>
          </table:table-cell>
          <table:table-cell table:style-name="ce4"/>
          <table:table-cell/>
        </table:table-row>
        <table:table-row table:style-name="ro1">
          <table:table-cell office:value-type="string">
            <text:p>Traces spac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s OE pulled high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JLC order no loca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Chip Labels spac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Non bypass caps labell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esistor values labell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ersion mark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ias are all the same diameter (15 mil hole, 30 mil pad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sign Rules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ard Dimensions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Single wire R/W Mem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ddr and data bus posi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ddr and data bus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align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ux connector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est Points</text:p>
          </table:table-cell>
          <table:table-cell table:number-columns-repeated="3" office:value-type="string">
            <text:p>/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Device addressed label (not active)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>
            <text:p>RFM_WTM polairt correct (0 = RFM, 1 = WTM)</text:p>
          </table:table-cell>
          <table:table-cell table:style-name="Default" table:number-columns-repeated="6"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2024-02-19</text:date>, <text:time>12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2-19T12:34:24.12</dc:date>
    <dc:creator>Andy Palmer</dc:creator>
    <meta:editing-duration>P51DT23H3M56S</meta:editing-duration>
    <meta:editing-cycles>31</meta:editing-cycles>
    <meta:generator>OpenOffice/4.1.7$Win32 OpenOffice.org_project/417m1$Build-9800</meta:generator>
    <meta:document-statistic meta:table-count="5" meta:cell-count="772" meta:object-count="0"/>
  </office:meta>
</office:document-meta>
</file>